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1" svg:font-family="'Thorndale AMT'" style:font-family-generic="roman"/>
    <style:font-face style:name="Albany AMT1" svg:font-family="'Albany AMT'" style:font-family-generic="swis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6.955cm" fo:margin-left="0.037cm" fo:margin-right="0.007cm" table:align="margins"/>
    </style:style>
    <style:style style:name="Table1.A" style:family="table-column">
      <style:table-column-properties style:column-width="9.581cm" style:rel-column-width="37035*"/>
    </style:style>
    <style:style style:name="Table1.B" style:family="table-column">
      <style:table-column-properties style:column-width="7.373cm" style:rel-column-width="28500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horndale AMT1"/>
    </style:style>
    <style:style style:name="P2" style:family="paragraph" style:parent-style-name="Table_20_Heading">
      <style:paragraph-properties fo:text-align="center" style:justify-single-word="false"/>
      <style:text-properties style:font-name="Thorndale AMT1"/>
    </style:style>
    <style:style style:name="P3" style:family="paragraph" style:parent-style-name="Table_20_Contents">
      <style:text-properties style:font-name="Thorndale AMT1"/>
    </style:style>
    <style:style style:name="P4" style:family="paragraph" style:parent-style-name="Table_20_Contents">
      <style:paragraph-properties fo:text-align="end" style:justify-single-word="false"/>
      <style:text-properties style:font-name="Thorndale AMT1"/>
    </style:style>
    <style:style style:name="P5" style:family="paragraph" style:parent-style-name="Standard">
      <style:paragraph-properties fo:margin-left="11.28cm" fo:margin-right="0cm" fo:text-indent="0cm" style:auto-text-indent="false"/>
      <style:text-properties style:font-name="Thorndale AMT1"/>
    </style:style>
    <style:style style:name="P6" style:family="paragraph" style:parent-style-name="Standard" style:master-page-name="">
      <style:paragraph-properties style:page-number="auto" fo:break-before="page"/>
      <style:text-properties style:font-name="Thorndale AMT1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lbany AMT1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">RepeatIn(objects, 'packing')</text:text-input><text:text-input text:description="">setLang(packing.delivery_address.partner.lang and packing.delivery_address.partner.lang.code or 'en_US')</text:text-input></text:p>
      <text:p text:style-name="P5"><text:text-input text:description="">packing.delivery_address.partner.type and packing.delivery_address.partner.type.name or '' + packing.delivery_address.partner.name</text:text-input></text:p>
      <text:p text:style-name="P5"><text:text-input text:description="">packing.delivery_address.name or ''</text:text-input></text:p>
      <text:p text:style-name="P5"><text:text-input text:description="">packing.delivery_address.street or ''</text:text-input></text:p>
      <text:p text:style-name="P5"><text:text-input text:description="">packing.delivery_address.streetbis or removeParentNode()</text:text-input></text:p>
      <text:p text:style-name="P5"><text:text-input text:description="">(packing.delivery_address.zip or '') +" "+ (packing.delivery_address.city or '')</text:text-input></text:p>
      <text:p text:style-name="P5"><text:text-input text:description="">packing.delivery_address.state and packing.delivery_address.state.name or ''</text:text-input></text:p>
      <text:p text:style-name="P5"><text:text-input text:description="">packing.delivery_address.country and packing.delivery_address.country.name or ''</text:text-input></text:p>
      <text:p text:style-name="P5"><text:text-input text:description="">packing.delivery_address.streetbis and removeParentNode()</text:text-input></text:p>
      <text:p text:style-name="P7"><text:span text:style-name="T3">Packing</text:span><text:span text:style-name="T1"> List</text:span></text:p>
      <text:p text:style-name="Standard"><text:span text:style-name="T1">Packing Number:</text:span> <text:span text:style-name="T2"><text:text-input text:description="">packing.code</text:text-input></text:span></text:p>
      <text:p text:style-name="Standard"><text:span text:style-name="T1">Customer Code:</text:span><text:span text:style-name="T2"> </text:span><text:span text:style-name="T2"><text:text-input text:description="">packing.customer.code</text:text-input></text:span></text:p>
      <text:p text:style-name="Standard"><text:span text:style-name="T1">Reference:</text:span><text:span text:style-name="T2"> </text:span><text:span text:style-name="T2"><text:text-input text:description="">packing.reference or removeParentNode()</text:text-input></text:span></text:p>
      <text:p text:style-name="Standard"><text:span text:style-name="T1">Send at: </text:span><text:span text:style-name="T2"><text:text-input text:description="">formatLang(packing.effective_date or time.strftime('%Y-%m-%d %H:%M:%S'), date=True)</text:text-input></text:span><text:span text:style-name="T2"><text:text-input text:description="">product_names(packing.outgoing_moves, packing.delivery_address.partner.lang and packing.delivery_address.partner.lang.code or 'en_US')</text:text-input></text:span></text:p>
      <text:p text:style-name="Standard"><text:span text:style-name="T2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">Product</text:p>
            </table:table-cell>
            <table:table-cell table:style-name="Table1.B1" office:value-type="string">
              <text:p text:style-name="P2">Quantity</text:p>
            </table:table-cell>
          </table:table-row>
        </table:table-header-rows>
        <table:table-row>
          <table:table-cell table:style-name="Table1.A2" office:value-type="string">
            <text:p text:style-name="P3"><text:text-input text:description="">RepeatIn(packing.outgoing_moves, 'move')</text:text-input><text:text-input text:description="">product_id2name[move.product.id]</text:text-input></text:p>
          </table:table-cell>
          <table:table-cell table:style-name="Table1.B2" office:value-type="string">
            <text:p text:style-name="P4"><text:text-input text:description="">formatLang(move.quantity)</text:text-input> <text:text-input text:description="">move.uom.name</text:text-input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1" svg:font-family="'Thorndale AMT'" style:font-family-generic="roman"/>
    <style:font-face style:name="Albany AMT1" svg:font-family="'Albany AMT'" style:font-family-generic="swis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8-05-14T01:26:21</meta:creation-date>
    <dc:date>2008-05-22T01:07:15</dc:date>
    <meta:editing-cycles>78</meta:editing-cycles>
    <meta:editing-duration>P1DT4H58M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8" meta:word-count="11" meta:character-count="98"/>
  </office:meta>
</office:document-meta>
</file>